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b974" officeooo:paragraph-rsid="0019b974"/>
    </style:style>
    <style:style style:name="T1" style:family="text">
      <style:text-properties officeooo:rsid="001e6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ai Coconut Curry</text:p>
      <text:p text:style-name="P1"/>
      <text:p text:style-name="P1">1 lb<text:tab/><text:tab/>Shrimp or Chicken</text:p>
      <text:p text:style-name="P1">1<text:tab/><text:tab/>Shallot</text:p>
      <text:p text:style-name="P1">1 clove<text:tab/>Garlic</text:p>
      <text:p text:style-name="P1">3 tbs<text:tab/><text:tab/>Curry Paste</text:p>
      <text:p text:style-name="P1">1 can <text:tab/><text:tab/>Coconut Milk</text:p>
      <text:p text:style-name="P1">1-3 tsp<text:tab/>Fish Sauce, to taste</text:p>
      <text:p text:style-name="P1">1<text:tab/><text:tab/>Lime, juice of</text:p>
      <text:p text:style-name="P1"/>
      <text:p text:style-name="P1"/>
      <text:p text:style-name="P1">If using chicken cut into chunks and brown, remove from pan</text:p>
      <text:p text:style-name="P1">Dice S<text:span text:style-name="T1">ha</text:span>lot and Garlic and sauté, do not brown</text:p>
      <text:p text:style-name="P1">Add curry paste and sauté until fragr<text:span text:style-name="T1">a</text:span>nt</text:p>
      <text:p text:style-name="P1">Add coconut milk and mix, carefully as it will splash, do not heat past simmer</text:p>
      <text:p text:style-name="P1">Season with 1 tsp fish sauce and add meat</text:p>
      <text:p text:style-name="P1">If using shrimp add raw and allow to cook in the sauce, do not heat past simmer</text:p>
      <text:p text:style-name="P1">Taste and season as needed with more fish sauce, sugar, and lime juice</text:p>
      <text:p text:style-name="P1"/>
      <text:p text:style-name="P1">Serve over rice with a side of salad dressed with Asian Salad Dress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32:24.508000000</meta:creation-date>
    <meta:print-date>2019-10-16T15:39:53.936000000</meta:print-date>
    <dc:date>2019-10-18T14:49:15.681000000</dc:date>
    <meta:editing-duration>PT35M40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6" meta:word-count="125" meta:character-count="631" meta:non-whitespace-character-count="516"/>
  </office:meta>
</office:document-meta>
</file>